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b56b1" officeooo:paragraph-rsid="001b56b1" style:font-size-asian="15.75pt" style:font-weight-asian="bold" style:font-size-complex="18pt" style:font-weight-complex="bold"/>
    </style:style>
    <style:style style:name="P2" style:family="paragraph" style:parent-style-name="Standard">
      <style:paragraph-properties fo:text-align="start" style:justify-single-word="false"/>
      <style:text-properties officeooo:paragraph-rsid="001e7b03"/>
    </style:style>
    <style:style style:name="P3" style:family="paragraph" style:parent-style-name="Standard">
      <style:paragraph-properties fo:text-align="start" style:justify-single-word="false"/>
      <style:text-properties officeooo:rsid="0023394b" officeooo:paragraph-rsid="0024c972"/>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ce071" style:font-size-asian="10.5pt" style:font-weight-asian="normal" style:font-size-complex="12pt" style:font-weight-complex="normal"/>
    </style:style>
    <style:style style:name="T3" style:family="text">
      <style:text-properties fo:font-size="12pt" style:text-underline-style="none" fo:font-weight="normal" officeooo:rsid="001dea63" style:font-size-asian="10.5pt" style:font-weight-asian="normal" style:font-size-complex="12pt" style:font-weight-complex="normal"/>
    </style:style>
    <style:style style:name="T4" style:family="text">
      <style:text-properties fo:font-size="12pt" style:text-underline-style="none" fo:font-weight="normal" officeooo:rsid="001e1b7f" style:font-size-asian="10.5pt" style:font-weight-asian="normal" style:font-size-complex="12pt" style:font-weight-complex="normal"/>
    </style:style>
    <style:style style:name="T5" style:family="text">
      <style:text-properties fo:font-size="12pt" style:text-underline-style="none" fo:font-weight="normal" officeooo:rsid="001e7b03" style:font-size-asian="10.5pt" style:font-weight-asian="normal" style:font-size-complex="12pt" style:font-weight-complex="normal"/>
    </style:style>
    <style:style style:name="T6" style:family="text">
      <style:text-properties fo:font-size="12pt" style:text-underline-style="none" fo:font-weight="normal" officeooo:rsid="0021239d" style:font-size-asian="10.5pt" style:font-weight-asian="normal" style:font-size-complex="12pt" style:font-weight-complex="normal"/>
    </style:style>
    <style:style style:name="T7" style:family="text">
      <style:text-properties fo:font-size="12pt" style:text-underline-style="none" fo:font-weight="normal" officeooo:rsid="002147a2" style:font-size-asian="10.5pt" style:font-weight-asian="normal" style:font-size-complex="12pt" style:font-weight-complex="normal"/>
    </style:style>
    <style:style style:name="T8" style:family="text">
      <style:text-properties fo:font-size="12pt" style:text-underline-style="none" fo:font-weight="normal" officeooo:rsid="0024378f" style:font-size-asian="10.5pt" style:font-weight-asian="normal" style:font-size-complex="12pt" style:font-weight-complex="normal"/>
    </style:style>
    <style:style style:name="T9" style:family="text">
      <style:text-properties fo:font-size="12pt" style:text-underline-style="none" fo:font-weight="normal" officeooo:rsid="0024c972"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ural Language Processing</text:p>
      <text:p text:style-name="P1"/>
      <text:p text:style-name="P2"><text:span text:style-name="T2">Um die natürlichsprachlichen Anfragen und Texte der User zu verarbeiten, </text:span><text:span text:style-name="T3">benötigten wir eine „Natural Language Processing“-Bibliothek mit der wir die benötigten Informationen extrahieren könnten. Eine sehr große Auswahl an Bibliotheken findet sich besonders in der Programmiersprache Python. Der erste viel versprechende Fund war die „Flair“-Bibliothek. Diese warb mit einer großen Sprachenvielfalt, in der unter anderem auch Deutsch wiederzufinden war, und einer guten „</text:span>Named Entity Recognition<text:span text:style-name="T3">“. </text:span><text:span text:style-name="T4">Das Themengebiet </text:span><text:span text:style-name="T3">„</text:span><text:span text:style-name="T4">Named Entity Recognition</text:span><text:span text:style-name="T3">“ </text:span><text:span text:style-name="T4">beschäftigt sich damit wichtige, einen Namen enthaltende Wörter aus einem Text zu extrahieren. Nach der Implementierung eines Testcodes ließen wir einige </text:span><text:span text:style-name="T5">Anfragen</text:span><text:span text:style-name="T4"> von der Bibliothek verarbeiten. </text:span><text:span text:style-name="T5">Unteranderem erhielten wir bei den Anfragen „Holst du mir bitte einen Kaffee.“ und „Wie viel Kaffee hast du heute schon geholt?“ die selbe Ausgabe „Kaffee“. Da merkten wir schnell, dass wir allein mit </text:span><text:span text:style-name="T3">„</text:span><text:span text:style-name="T4">Named Entity Recognition</text:span><text:span text:style-name="T3">“ </text:span><text:span text:style-name="T5">nicht weit kommen würden. Wir konnten damit nicht das Verb beziehungsweise das „Ziel“ der Anfrage extrahieren und </text:span><text:span text:style-name="T6">würden</text:span><text:span text:style-name="T5"> somit nicht </text:span><text:span text:style-name="T6">wissen </text:span><text:span text:style-name="T5">was der Roboter genau machen sollte. </text:span><text:span text:style-name="T6">Da in der „Flair“-Bibliothek solche Funktionen nicht implementiert waren, mussten wir </text:span><text:span text:style-name="T7">auf diese verzichten und eine neue und passendere Bibliothek suchen</text:span><text:span text:style-name="T6">.</text:span></text:p>
      <text:p text:style-name="P3"><text:span text:style-name="T6">U</text:span><text:span text:style-name="T1">nter den anderen bekannten NLP-Bibliotheken wie „Natural Language Toolkit“ (NLTK) fanden wir auch „spaCy“. „spaCy“ bot die Möglichkeit der Verwendung eines schnellen und guten „Dependency </text:span><text:span text:style-name="T8">Parser</text:span><text:span text:style-name="T1">“. </text:span><text:span text:style-name="T8">So konnte man mithilfe dieser Bibliothek sich zu jeder deutschen Anfrage einen „Parse Tree“ erstellen lassen. </text:span><text:span text:style-name="T9">Mit kleinen Navigationsschritten durch den Tree erhielten wir bereits das wichtigste Verb mit allen dazugehörigen Abhängigkeiten.</text:span></text:p>
      <text:p text:style-name="P3"><text:span text:style-name="T9">Das nächste bevorstehende Problem war es eine Kommunikation zwischen unserem Telegramclient, der in C++ umgesetzt wurde, und der in Python umgesetzten Sprachverarbeitung herzustellen. <text:s/>Dazu verwendeten wir „Cap‘n Proto“ und „ZeroMQ“. So wird die vom Telegramclient empfangene Nachricht des Users zunächst mit unserer Nachrichtenklasse mit „Cap‘n Proto“ in Bytes umgewandelt, die dann mithilfe von „ZeroMQ“ an unser Sprachverarbeitungsprogramm geschickt werden. Das Sprachverarbeitungsprogramm empfängt die versendeten Bytes mit „ZeroMQ“ und dekodiert diese dann wieder mithilfe von „Cap‘n Proto“, sodass aus der dekodierten Nachrichtenklasse der Nachrichtentext und alle anderen wichtigen Informationen rausgelesen und verarbeitet werden können. Die Kommunikation in die entgegengesetzte Richtung erfolgt ana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20:35:46.576634705</meta:creation-date>
    <dc:date>2019-02-09T16:45:46.179110205</dc:date>
    <meta:editing-duration>PT19M5S</meta:editing-duration>
    <meta:editing-cycles>6</meta:editing-cycles>
    <meta:generator>LibreOffice/6.0.7.3$Linux_X86_64 LibreOffice_project/00m0$Build-3</meta:generator>
    <meta:document-statistic meta:table-count="0" meta:image-count="0" meta:object-count="0" meta:page-count="1" meta:paragraph-count="4" meta:word-count="342" meta:character-count="2572" meta:non-whitespace-character-count="2233"/>
  </office:meta>
</office:document-meta>
</file>